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Mangal1" svg:font-family="Mangal"/>
    <style:font-face style:name="NimbusRomNo9L-Medi" svg:font-family="NimbusRomNo9L-Medi"/>
    <style:font-face style:name="NimbusRomNo9L-Regu" svg:font-family="NimbusRomNo9L-Regu"/>
    <style:font-face style:name="OpenSymbol" svg:font-family="OpenSymbol"/>
    <style:font-face style:name="Arial1" svg:font-family="Arial, 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style:font-name="Times New Roman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style:font-name-asian="NimbusRomNo9L-Regu" style:font-size-asian="10pt" style:font-name-complex="NimbusRomNo9L-Regu" style:font-size-complex="10pt"/>
    </style:style>
    <style:style style:name="P4" style:family="paragraph" style:parent-style-name="Standard">
      <style:paragraph-properties style:text-autospace="none"/>
      <style:text-properties fo:color="#000000" style:font-name="Times New Roman" fo:font-size="10pt" style:font-name-asian="NimbusRomNo9L-Regu" style:font-size-asian="10pt" style:font-name-complex="NimbusRomNo9L-Regu" style:font-size-complex="10pt"/>
    </style:style>
    <style:style style:name="P5" style:family="paragraph" style:parent-style-name="Standard">
      <style:paragraph-properties style:text-autospace="none"/>
      <style:text-properties fo:color="#000000" style:font-name="Times New Roman" fo:font-size="10pt" fo:font-weight="bold" style:font-name-asian="NimbusRomNo9L-Regu" style:font-size-asian="10pt" style:font-weight-asian="bold" style:font-name-complex="NimbusRomNo9L-Regu" style:font-size-complex="10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NimbusRomNo9L-Medi" fo:font-size="20.5pt" style:font-name-asian="NimbusRomNo9L-Medi" style:font-size-asian="20.5pt" style:font-name-complex="NimbusRomNo9L-Medi" style:font-size-complex="20.5pt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NimbusRomNo9L-Medi" fo:font-size="14.5pt" style:font-name-asian="NimbusRomNo9L-Medi" style:font-size-asian="14.5pt" style:font-name-complex="NimbusRomNo9L-Medi" style:font-size-complex="14.5pt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NimbusRomNo9L-Regu" fo:font-size="11pt" style:font-name-asian="NimbusRomNo9L-Regu" style:font-size-asian="11pt" style:font-name-complex="NimbusRomNo9L-Regu" style:font-size-complex="11pt"/>
    </style:style>
    <style:style style:name="P9" style:family="paragraph" style:parent-style-name="Standard">
      <style:paragraph-properties style:text-autospace="none"/>
      <style:text-properties fo:color="#000000" style:font-name="NimbusRomNo9L-Regu" fo:font-size="11pt" style:font-name-asian="NimbusRomNo9L-Regu" style:font-size-asian="11pt" style:font-name-complex="NimbusRomNo9L-Regu" style:font-size-complex="11pt"/>
    </style:style>
    <style:style style:name="P10" style:family="paragraph" style:parent-style-name="Heading_20_4">
      <style:text-properties fo:font-variant="normal" fo:text-transform="none" fo:color="#000000" style:font-name="Times New Roman" fo:font-size="10pt" fo:letter-spacing="normal" fo:font-style="normal" fo:font-weight="bold" style:font-name-asian="NimbusRomNo9L-Regu" style:font-size-asian="10pt" style:font-weight-asian="bold" style:font-name-complex="NimbusRomNo9L-Regu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Technikerschule Erlangen</text:p>
          </table:table-cell>
          <table:table-cell table:style-name="Tabelle1.A1" office:value-type="string">
            <text:p text:style-name="P2">Thema: <text:s/>Javascript Einführung</text:p>
          </table:table-cell>
          <table:table-cell table:style-name="Tabelle1.C1" office:value-type="string">
            <text:p text:style-name="P2">Datum:</text:p>
          </table:table-cell>
        </table:table-row>
        <table:table-row>
          <table:table-cell table:style-name="Tabelle1.A2" office:value-type="string">
            <text:p text:style-name="P2">Internet Technologie</text:p>
          </table:table-cell>
          <table:table-cell table:style-name="Tabelle1.A2" office:value-type="string">
            <text:p text:style-name="P2">Uebung/02_Arrays</text:p>
          </table:table-cell>
          <table:table-cell table:style-name="Tabelle1.C2" office:value-type="string">
            <text:p text:style-name="P2">Schuljahr 2015/16</text:p>
          </table:table-cell>
        </table:table-row>
      </table:table>
      <text:p text:style-name="P1"/>
      <text:h text:style-name="P10" text:outline-level="4">1. Aufgabe</text:h>
      <text:p text:style-name="P3"><text:tab/></text:p>
      <text:p text:style-name="P3">Erstellen Sie ein Programm das eine Würfelstatistik erstellt. Dabei soll die Anzahl der <text:tab/>benötigten Würfe vor der Ausführung eingelesen werden, die Ausgabe soll folgendes <text:s/>Aussehen haben (Beispiel für 25 Würfe). Speichern Sie die Würfe in einem Array. </text:p>
      <text:p text:style-name="P6">Würfelstatistik</text:p>
      <text:p text:style-name="P7">Bei 25 Würfen entfielen</text:p>
      <text:p text:style-name="P8">auf die 1: 2 Würfe</text:p>
      <text:p text:style-name="P8">auf die 2: 6 Würfe</text:p>
      <text:p text:style-name="P8">auf die 3: 5 Würfe</text:p>
      <text:p text:style-name="P8">auf die 4: 6 Würfe</text:p>
      <text:p text:style-name="P8">auf die 5: 2 Würfe</text:p>
      <text:p text:style-name="P9">auf die 6: 4 Würfe</text:p>
      <text:p text:style-name="P9"/>
      <text:p text:style-name="P5">2. Aufgabe </text:p>
      <text:p text:style-name="P4"/>
      <text:p text:style-name="P4">Schreiben Sie jetzt das <text:s/>Programm aus 1. um und verwenden assoziatives Array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Mangal1" svg:font-family="Mangal"/>
    <style:font-face style:name="NimbusRomNo9L-Medi" svg:font-family="NimbusRomNo9L-Medi"/>
    <style:font-face style:name="NimbusRomNo9L-Regu" svg:font-family="NimbusRomNo9L-Regu"/>
    <style:font-face style:name="OpenSymbol" svg:font-family="OpenSymbol"/>
    <style:font-face style:name="Arial1" svg:font-family="Arial, 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style:font-name-asian="Arial1" style:font-size-asian="12pt" style:font-name-complex="Arial1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5-12-29T22:41:32.28</meta:creation-date>
    <dc:date>2016-02-03T15:45:20.59</dc:date>
    <dc:creator>Yvonne Fitzgerald</dc:creator>
    <meta:editing-duration>PT1H21M17S</meta:editing-duration>
    <meta:editing-cycles>14</meta:editing-cycles>
    <meta:generator>OpenOffice/4.1.1$Win32 OpenOffice.org_project/411m6$Build-9775</meta:generator>
    <meta:printed-by>Yvonne Fitzgerald</meta:printed-by>
    <meta:print-date>2016-02-03T15:44:28.39</meta:print-date>
    <meta:document-statistic meta:table-count="1" meta:image-count="0" meta:object-count="0" meta:page-count="1" meta:paragraph-count="19" meta:word-count="99" meta:character-count="610"/>
  </office:meta>
</office:document-meta>
</file>